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weight="bold" style:font-weight-asian="bold" style:font-weight-complex="bold"/>
    </style:style>
    <style:style style:name="P3" style:family="paragraph" style:parent-style-name="Standard">
      <style:paragraph-properties fo:text-align="center" style:justify-single-word="false">
        <style:tab-stops>
          <style:tab-stop style:position="3.6272in"/>
        </style:tab-stops>
      </style:paragraph-properties>
      <style:text-properties style:font-name="Liberation Serif" fo:font-weight="bold" style:font-weight-asian="bold" style:font-weight-complex="bold"/>
    </style:style>
    <style:style style:name="P4" style:family="paragraph" style:parent-style-name="Standard">
      <style:paragraph-properties fo:text-align="start" style:justify-single-word="false"/>
      <style:text-properties style:font-name="Liberation Serif" fo:font-weight="normal" style:font-weight-asian="normal" style:font-weight-complex="normal"/>
    </style:style>
    <style:style style:name="P5" style:family="paragraph" style:parent-style-name="Standard">
      <style:paragraph-properties fo:text-align="start" style:justify-single-word="false">
        <style:tab-stops>
          <style:tab-stop style:position="0.4827in"/>
        </style:tab-stops>
      </style:paragraph-properties>
      <style:text-properties style:font-name="Liberation Serif" fo:font-weight="normal" style:font-weight-asian="normal" style:font-weight-complex="normal"/>
    </style:style>
    <style:style style:name="P6" style:family="paragraph" style:parent-style-name="Standard">
      <style:paragraph-properties fo:text-align="center" style:justify-single-word="false">
        <style:tab-stops/>
      </style:paragraph-properties>
      <style:text-properties style:font-name="Liberation Serif" fo:font-weight="normal"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 Bolton</text:p>
      <text:p text:style-name="P2">Computer Science Foundations Self Evaluation</text:p>
      <text:p text:style-name="P2"/>
      <text:p text:style-name="P2">Introduction</text:p>
      <text:p text:style-name="P2"/>
      <text:p text:style-name="P4"><text:tab/>Computer Science Foundations has been one of the most satisfying academic experiences I've ever had. I got a lot out of every subject, and I really enjoyed working with the different levels of abstract thinking involved, whether it was math, programming, or design. I came into the course with only a little math and technical experience, but left with a very solid foundation of knowledge about computation, discrete math, and their implications in society.</text:p>
      <text:p text:style-name="P4"/>
      <text:p text:style-name="P2">Discrete Math</text:p>
      <text:p text:style-name="P2"/>
      <text:p text:style-name="P4"><text:tab/>I had never been exposed to anything like discrete math before, and I took a great liking to it. I got a lot of satisfaction out of all the different ways to think about organizing and examining different sets of information. I especially liked number theory, proofs, and inductive reasoning. I am very happy with my performance on the tests and had no difficulties turning in all of the homework. I found that I actually looked forward to doing the math homework, and this interest extended into my free time as I became more and more interested in recreational mathematics. </text:p>
      <text:p text:style-name="P4"><text:tab/>Some of the things I've learned about include boolean algebra and logic statements, basic proofs, inductive proofs, sets and functions, recursion, basic number theory, big-O complexity, computation modeling, graph theory, the binomial theorem, the Fibonacci triangle, permutations, combinatorics, and probability. </text:p>
      <text:p text:style-name="P4"/>
      <text:p text:style-name="P2">Computer Architecture</text:p>
      <text:p text:style-name="P2"/>
      <text:p text:style-name="P4"><text:tab/>Learning how computers work on the most fundamental level has been very interesting. My favorite part of this class was using Logisim to create various logic circuits and ultimately my own simple computer that could add and subtract. I extended this computer to include conditional and jump statements to make it Turing complete. I then made another version of the design which uses a memory stack to hold its working data rather than a series of registers, modeled on the Java Virtual Machine. I also learned to program in Jasmin, the Java assembly language, which allowed me to intimately understand the basic procedure of instructions that all higher-level programs can be reduced down to. I turned in all my homework on time and have been happy with my performance on the tests.</text:p>
      <text:p text:style-name="P4"/>
      <text:p text:style-name="P2">Programming</text:p>
      <text:p text:style-name="P2"/>
      <text:p text:style-name="P4"><text:tab/>Learning to program in Haskell has forced my brain to think in many new ways. I really enjoyed the problem solving aspect of writing programs and the logical elegance of Haskell. I implemented working versions of many things that I had studied in math, including the Fibonacci sequence, factorials, the sieve of Eratosthenes, and many other recursive algorithms. Learning Java offered a nice shift in perspective, and I really liked the object-oriented approach to organizing sets of data. I looked forward to all the homework assignments and tests and was happy with my academic performance. I enjoyed trying to use the concise elegance of Haskell in making Java programs. Some of the interesting problems I solved in Java included a Monte Carlo simulation, analyzing stock quotes, ISBN checksums, matrix operations, probability problems, physics simulations, and more.</text:p>
      <text:p text:style-name="P4"><text:tab/></text:p>
      <text:p text:style-name="P4"/>
      <text:p text:style-name="P2">Seminar</text:p>
      <text:p text:style-name="P2"><text:soft-page-break/></text:p>
      <text:p text:style-name="P4"><text:tab/>I transferred here from St. John's College, which is an all-seminar school. During my time there, I had a lot of difficulty speaking in class, and I became more and more silent as the year went on. I worried that the same would happen at Evergreen, but it hasn't. I speak a good amount and haven't had much difficulty in doing so. I've thoroughly enjoyed all of our readings.</text:p>
      <text:p text:style-name="P4"><text:tab/>I enjoyed writing the essays, though I probably could have spent more time in the writing center and working on revisions. I was happy, however, with the essays I wrote. Some of the topics included the origins of computation, the ethics of craftsmanship, the problems of working on large-scale projects, the philosophical importance of logical thinking, the built-in values of technology, fallacious arguments, education, and moral relativism. I wrote my final essay on the ethics of patenting and copyrighting in the digital age, and really enjoyed thoroughly researching and thinking about the topic, even if I wasn't able to draw definitive conclusions. </text:p>
      <text:p text:style-name="P4"/>
      <text:p text:style-name="P3">Conclusion</text:p>
      <text:p text:style-name="P6"/>
      <text:p text:style-name="P5"><text:tab/>I didn't come to Evergreen planning on doing computer science, but I've gotten so much out of this quarter that I may not want to do anything else. I've been happy with my own overall academic performance during this program, and I need to concentrate on staying consist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rb </meta:initial-creator>
    <meta:creation-date>2010-03-11T10:46:51</meta:creation-date>
    <meta:generator>OpenOffice.org/3.2$Linux OpenOffice.org_project/320m12$Build-9483</meta:generator>
    <dc:date>2010-06-05T12:34:58</dc:date>
    <meta:editing-duration>PT07H05M31S</meta:editing-duration>
    <meta:editing-cycles>130</meta:editing-cycles>
    <meta:document-statistic meta:table-count="0" meta:image-count="0" meta:object-count="0" meta:page-count="2" meta:paragraph-count="17" meta:word-count="716" meta:character-count="4442"/>
  </office:meta>
</office:document-meta>
</file>